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6ea89"/>
    </style:style>
    <style:style style:name="P2" style:family="paragraph" style:parent-style-name="Heading_20_2">
      <style:paragraph-properties fo:text-align="center" style:justify-single-word="false"/>
      <style:text-properties officeooo:rsid="0006ea89" officeooo:paragraph-rsid="0006ea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NPC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3" fo:column-gap="0.2in">
          <style:column style:rel-width="4476*" fo:start-indent="0in" fo:end-indent="0.1in"/>
          <style:column style:rel-width="4620*" fo:start-indent="0.1in" fo:end-indent="0.1in"/>
          <style:column style:rel-width="447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2T10:16:32.747055639</meta:creation-date>
    <dc:date>2021-11-12T10:17:35.924182900</dc:date>
    <meta:editing-duration>PT1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